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4000" loext:fill-use-slide-background="false" draw:textarea-horizontal-align="justify" draw:textarea-vertical-align="middle" draw:auto-grow-height="false" fo:min-height="9.91cm" fo:min-width="13.4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83cm" fo:min-width="3.945cm"/>
      <style:paragraph-properties style:writing-mode="lr-tb"/>
    </style:style>
    <style:style style:name="gr3" style:family="graphic" style:parent-style-name="standard">
      <style:graphic-properties draw:textarea-vertical-align="middle" draw:auto-grow-height="false" fo:min-height="5.148cm" fo:min-width="3.63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1.337cm" fo:min-width="3.31cm" draw:shadow="visible"/>
      <style:paragraph-properties style:writing-mode="lr-tb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7.37cm" fo:min-width="4.58cm"/>
      <style:paragraph-properties style:writing-mode="lr-tb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8.005cm" fo:min-width="5.85cm"/>
    </style:style>
    <style:style style:name="gr7" style:family="graphic" style:parent-style-name="standard">
      <style:graphic-properties draw:textarea-vertical-align="middle" draw:auto-grow-height="false" fo:min-height="3.878cm" fo:min-width="2.042cm"/>
      <style:paragraph-properties style:writing-mode="lr-tb"/>
    </style:style>
    <style:style style:name="gr8" style:family="graphic" style:parent-style-name="Bus">
      <style:graphic-properties draw:textarea-vertical-align="middle"/>
      <style:paragraph-properties style:writing-mode="lr-tb"/>
    </style:style>
    <style:style style:name="gr9" style:family="graphic" style:parent-style-name="standard" style:list-style-name="L1">
      <style:graphic-properties draw:textarea-vertical-align="middle" draw:auto-grow-height="false" fo:min-height="1.655cm" fo:min-width="3.945cm" draw:shadow="visib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925cm" fo:min-width="2.992cm"/>
      <style:paragraph-properties style:writing-mode="lr-tb"/>
    </style:style>
    <style:style style:name="gr11" style:family="graphic" style:parent-style-name="Bus">
      <style:graphic-properties/>
    </style:style>
    <style:style style:name="P1" style:family="paragraph">
      <loext:graphic-properties draw:fill="none" draw:fill-color="#ff4000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10.16cm" svg:x="14.605cm" svg:y="4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445cm" svg:height="5.08cm" svg:x="14.605cm" svg:y="8.255cm">
          <text:p text:style-name="P2">Ethernet</text:p>
          <text:p text:style-name="P2">40Gb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4.13cm" svg:height="5.398cm" svg:x="24.447cm" svg:y="8.255cm">
          <text:p text:style-name="P2">PCI-e</text:p>
          <text:p text:style-name="P2">Get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81cm" svg:height="1.587cm" svg:x="15.24cm" svg:y="5.08cm">
          <text:p text:style-name="P2">FPGA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8cm" svg:height="7.62cm" svg:x="32.703cm" svg:y="6.032cm"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8.255cm" svg:x="3.492cm" svg:y="4.7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1.587cm" svg:x="33.338cm" svg:y="6.667cm">
          <text:p text:style-name="P5">NV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2" draw:id="id2" draw:layer="layout" svg:width="2.542cm" svg:height="4.128cm" svg:x="32.703cm" svg:y="8.889cm">
          <text:p text:style-name="P2">PCI-e</text:p>
          <text:p text:style-name="P2">Get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28.577cm" svg:y1="10.954cm" svg:x2="32.703cm" svg:y2="10.953cm" draw:start-shape="id1" draw:start-glue-point="1" draw:end-shape="id2" draw:end-glue-point="3" svg:d="M28577 10954h2063v-1h2063" svg:viewBox="0 0 4127 2">
          <text:p text:style-name="P3">x8</text:p>
        </draw:connector>
        <draw:custom-shape draw:style-name="gr9" draw:text-style-name="P5" draw:layer="layout" svg:width="4.445cm" svg:height="1.905cm" svg:x="4.127cm" svg:y="5.397cm">
          <text:p text:style-name="P5">High-speed AD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3" draw:id="id3" draw:layer="layout" svg:width="3.492cm" svg:height="3.175cm" svg:x="6.35cm" svg:y="9.207cm">
          <text:p text:style-name="P2">Ethernet</text:p>
          <text:p text:style-name="P2">40Gb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9.842cm" svg:y1="10.794cm" svg:x2="14.605cm" svg:y2="10.795cm" draw:start-shape="id3" draw:start-glue-point="1" draw:end-shape="id4" draw:end-glue-point="3" svg:d="M9842 10794h2381v1h2382" svg:viewBox="0 0 4764 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s" style:family="graphic" style:parent-style-name="Lines">
      <style:graphic-properties svg:stroke-width="0.6cm" svg:stroke-color="#000000" draw:marker-start="Arrow_20_short" draw:marker-start-width="1.1cm" draw:marker-end="Arrow_20_short" draw:marker-end-width="1.1cm" draw:stroke-linejoin="bevel" draw:textarea-horizontal-align="justify" draw:textarea-vertical-align="top" draw:auto-grow-width="false" fo:padding-bottom="1.2cm" draw:shadow-color="#000000"/>
      <style:paragraph-properties>
        <style:tab-stops/>
      </style:paragraph-properties>
    </style:style>
  </office:styles>
  <office:automatic-styles>
    <style:page-layout style:name="PM0">
      <style:page-layout-properties fo:margin-top="0cm" fo:margin-bottom="0cm" fo:margin-left="0cm" fo:margin-right="0cm" fo:page-width="42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12-09T14:59:49.508714123</meta:creation-date>
    <dc:date>2022-12-21T15:22:57.545609932</dc:date>
    <dc:creator>Vitalii Yurchenko</dc:creator>
    <meta:editing-duration>PT36M37S</meta:editing-duration>
    <meta:editing-cycles>17</meta:editing-cycles>
    <meta:generator>LibreOffice/7.4.3.2$Linux_X86_64 LibreOffice_project/40$Build-2</meta:generator>
    <meta:document-statistic meta:object-count="12"/>
  </office:meta>
</office:document-meta>
</file>